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12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bold" style:font-weight-asian="bold" style:font-weight-complex="bold"/>
    </style:style>
    <style:style style:name="T4" style:family="text">
      <style:text-properties fo:font-size="12pt" fo:font-weight="normal" style:font-weight-asian="normal" style:font-weight-complex="normal"/>
    </style:style>
    <style:style style:name="gr1" style:family="graphic">
      <style:graphic-properties draw:stroke="none" svg:stroke-width="0.499cm" svg:stroke-color="#111111" draw:marker-start-width="1.099cm" draw:marker-end-width="1.099cm" draw:fill="solid" draw:fill-color="#ffffff" fo:min-height="1.99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82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72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6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47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60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Textrahmen 1" draw:style-name="gr1" draw:text-style-name="P3" svg:width="5.912cm" svg:height="1.996cm" svg:x="0.266cm" svg:y="1.52cm"><draw:text-box><text:p text:style-name="P1"><text:span text:style-name="T1">Projekt</text:span></text:p><text:p text:style-name="P2"><text:span text:style-name="T2">String projektname;</text:span></text:p><text:p text:style-name="P2"><text:span text:style-name="T2">Auftrag[] auftragsliste;</text:span></text:p><text:p text:style-name="P2"><text:span text:style-name="T2"/></text:p></draw:text-box></draw:frame><draw:frame text:anchor-type="paragraph" draw:z-index="1" draw:name="Textrahmen 2" draw:style-name="gr2" draw:text-style-name="P4" svg:width="5.912cm" svg:height="2.924cm" svg:x="0.286cm" svg:y="7.93cm"><draw:text-box><text:p text:style-name="P1"><text:span text:style-name="T1">Auftrag</text:span></text:p><text:p text:style-name="P2"><text:span text:style-name="T2">String auftragname;</text:span></text:p><text:p text:style-name="P2"><text:span text:style-name="T2">IAbrechnung abrechnung;</text:span></text:p><text:p text:style-name="P2"><text:span text:style-name="T2">LocalDateTime liefertermin;</text:span></text:p><text:p text:style-name="P2"><text:span text:style-name="T2">Integer estimatedHourlyBudget;</text:span></text:p><text:p text:style-name="P2"><text:span text:style-name="T2"/></text:p></draw:text-box></draw:frame><draw:frame text:anchor-type="paragraph" draw:z-index="2" draw:name="Textrahmen 3" draw:style-name="gr3" draw:text-style-name="P4" svg:width="6.367cm" svg:height="1.722cm" svg:x="11.926cm" svg:y="10.654cm"><draw:text-box><text:p text:style-name="P1"><text:span text:style-name="T1">AbrechnungFestpreis</text:span></text:p><text:p text:style-name="P2"><text:span text:style-name="T2">Integer preis;</text:span></text:p></draw:text-box></draw:frame><draw:frame text:anchor-type="paragraph" draw:z-index="3" draw:name="Textrahmen 4" draw:style-name="gr4" draw:text-style-name="P5" svg:width="6.367cm" svg:height="1.661cm" svg:x="12.196cm" svg:y="6.784cm"><draw:text-box><text:p text:style-name="P1"><text:span text:style-name="T3">AbrechnungNachStunde</text:span></text:p><text:p text:style-name="P2"><text:span text:style-name="T4">Integer stundensatzNetto;</text:span></text:p></draw:text-box></draw:frame><draw:frame text:anchor-type="paragraph" draw:z-index="4" draw:name="Textrahmen 5" draw:style-name="gr5" draw:text-style-name="P4" svg:width="6.367cm" svg:height="2.479cm" svg:x="6.765cm" svg:y="15.685cm"><draw:text-box><text:p text:style-name="P1"><text:span text:style-name="T1">Tätigkeitsnachweis</text:span></text:p><text:p text:style-name="P2"><text:span text:style-name="T2">String Tätigkeit;</text:span></text:p><text:p text:style-name="P2"><text:span text:style-name="T2">String Bemerkung;</text:span></text:p><text:p text:style-name="P2"><text:span text:style-name="T2">LocalDateTime startTime;</text:span></text:p><text:p text:style-name="P2"><text:span text:style-name="T2">Integer Stunden;</text:span></text:p></draw:text-box></draw:frame><draw:frame text:anchor-type="paragraph" draw:z-index="5" draw:name="Textrahmen 6" draw:style-name="gr6" draw:text-style-name="P4" svg:width="11.009cm" svg:height="2.603cm" svg:x="3.216cm" svg:y="20.507cm"><draw:text-box><text:p text:style-name="P1"><text:span text:style-name="T1">ZeiterfassungInterface</text:span></text:p><text:p text:style-name="P2"><text:span text:style-name="T2">getTaetigkeitsnachweise(String auftragsname)</text:span></text:p><text:p text:style-name="P2"><text:span text:style-name="T2">getTaetigkeitsnachweise(String auftragsname, </text:span><text:span text:style-name="T2"><text:line-break/></text:span><text:span text:style-name="T2">LocalDateTime startTime, LocalDateTime endTime)</text:span></text:p><text:p text:style-name="P2"><text:span text:style-name="T2"/></text:p></draw:text-box></draw:frame><draw:frame text:anchor-type="paragraph" draw:z-index="6" draw:name="Textrahmen 7" draw:style-name="gr4" draw:text-style-name="P5" svg:width="6.367cm" svg:height="1.661cm" svg:x="6.6cm" svg:y="8.673cm"><draw:text-box><text:p text:style-name="P1"><text:span text:style-name="T3">IAbrechnung</text:span></text:p><text:p text:style-name="P2"><text:span text:style-name="T4">Integer stundensatzNetto;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19:46:51.974000000</meta:creation-date>
    <dc:date>2025-01-05T02:52:36.705000000</dc:date>
    <meta:editing-duration>PT1H46M2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8.0.3$Windows_X86_64 LibreOffice_project/0bdf1299c94fe897b119f97f3c613e9dca6be583</meta:generator>
  </office:meta>
</office:document-meta>
</file>